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648A38522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Gothic" svg:font-family="Gothic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-title">
      <style:graphic-properties draw:fill-color="#ffffff" draw:auto-grow-height="true" fo:min-height="3.507cm"/>
    </style:style>
    <style:style style:name="pr2" style:family="presentation" style:parent-style-name="master-subtitle">
      <style:graphic-properties draw:fill-color="#ffffff" draw:auto-grow-height="true" fo:min-height="13.86cm"/>
    </style:style>
    <style:style style:name="pr3" style:family="presentation" style:parent-style-name="master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tenbanken und -analys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Nils Glück</text:p>
            <text:p text:style-name="P1">&amp;</text:p>
            <text:p text:style-name="P1">Manuel Blechschmidt</text:p>
            <text:p text:style-name="P1">CdE Pfingstakademie 2014</text:p>
            <text:p text:style-name="P1">Kirchheim</text:p>
            <text:p text:style-name="P1"/>
            <text:p text:style-name="P1">Bei unklaren Begriffen bitte sofort</text:p>
            <text:p text:style-name="P1">melden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Gothic" svg:font-family="Gothic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de" fo:country="DE" style:font-name-asian="Bitstream Vera Sans1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ster-background" style:family="presentation">
      <style:graphic-properties draw:stroke="none" draw:fill="none"/>
    </style:style>
    <style:style style:name="master-backgroundobjects" style:family="presentation">
      <style:graphic-properties draw:shadow="hidden" draw:shadow-offset-x="0.3cm" draw:shadow-offset-y="0.3cm" draw:shadow-color="#808080"/>
    </style:style>
    <style:style style:name="master-notes" style:family="presentation">
      <style:graphic-properties draw:stroke="none" draw:fill="none">
        <text:list-style style:name="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Gothic" style:font-size-asian="20pt" style:font-style-asian="normal" style:font-weight-asian="normal" style:font-name-complex="Lucidasans" style:font-size-complex="20pt" style:font-style-complex="normal" style:font-weight-complex="normal" style:text-emphasize="none" style:font-relief="none"/>
    </style:style>
    <style:style style:name="master-outline1" style:family="presentation">
      <style:graphic-properties draw:stroke="none" draw:fill="none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Gothic" style:font-size-asian="32pt" style:font-style-asian="normal" style:font-weight-asian="normal" style:font-name-complex="Lucidasans" style:font-size-complex="32pt" style:font-style-complex="normal" style:font-weight-complex="normal" style:text-emphasize="none" style:font-relief="none"/>
    </style:style>
    <style:style style:name="master-outline2" style:family="presentation" style:parent-style-name="mast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master-outline3" style:family="presentation" style:parent-style-name="mast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master-outline4" style:family="presentation" style:parent-style-name="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master-outline5" style:family="presentation" style:parent-style-name="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master-outline6" style:family="presentation" style:parent-style-name="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master-outline7" style:family="presentation" style:parent-style-name="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master-outline8" style:family="presentation" style:parent-style-name="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Gothic" style:font-size-asian="32pt" style:font-style-asian="normal" style:font-weight-asian="normal" style:font-name-complex="Lucidasans" style:font-size-complex="32pt" style:font-style-complex="normal" style:font-weight-complex="normal" style:text-emphasize="none" style:font-relief="none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font-name-asian="Gothic" style:font-size-asian="44pt" style:font-style-asian="normal" style:font-weight-asian="normal" style:font-name-complex="Lucidasans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-backgroundobjects">
      <style:graphic-properties draw:stroke="solid" svg:stroke-width="0.152cm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Mpr3" style:family="presentation" style:parent-style-name="master-backgroundobjects">
      <style:graphic-properties svg:stroke-width="0.152cm" draw:marker-start-width="0.428cm" draw:marker-end-width="0.428cm" draw:textarea-horizontal-align="center" draw:textarea-vertical-align="middle" fo:padding-top="0.076cm" fo:padding-bottom="0.076cm" fo:padding-left="0.076cm" fo:padding-right="0.076cm"/>
    </style:style>
    <style:style style:name="Mpr4" style:family="presentation" style:parent-style-name="master-backgroundobjects">
      <style:graphic-properties draw:fill="solid" draw:fill-color="#e6ff00" draw:textarea-horizontal-align="center" draw:textarea-vertical-align="middle"/>
    </style:style>
    <style:style style:name="Mpr5" style:family="presentation" style:parent-style-name="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master" style:page-layout-name="PM1" draw:style-name="Mdp1">
      <draw:frame draw:style-name="Mgr3" draw:text-style-name="MP3" draw:layer="backgroundobjects" svg:width="6.208cm" svg:height="7.367cm" svg:x="21.59cm" svg:y="13.335cm">
        <draw:image xlink:href="Pictures/100000000000012C000001648A38522B.png" xlink:type="simple" xlink:show="embed" xlink:actuate="onLoad">
          <text:p/>
        </draw:image>
      </draw:frame>
      <draw:frame presentation:style-name="master-title" draw:layer="backgroundobjects" svg:width="25.199cm" svg:height="3.506cm" svg:x="1.4cm" svg:y="0.837cm" presentation:class="title" presentation:placeholder="true">
        <draw:text-box/>
      </draw:frame>
      <draw:frame presentation:style-name="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line presentation:style-name="Mpr2" draw:text-style-name="MP3" draw:layer="backgroundobjects" svg:x1="0cm" svg:y1="5.08cm" svg:x2="0.635cm" svg:y2="5.08cm">
        <text:p/>
      </draw:line>
      <draw:line presentation:style-name="Mpr3" draw:text-style-name="MP3" draw:layer="backgroundobjects" svg:x1="0.635cm" svg:y1="5.08cm" svg:x2="0.635cm" svg:y2="20.9cm">
        <text:p/>
      </draw:line>
      <draw:line presentation:style-name="Mpr3" draw:text-style-name="MP3" draw:layer="backgroundobjects" svg:x1="1.27cm" svg:y1="0cm" svg:x2="1.27cm" svg:y2="4.445cm">
        <text:p/>
      </draw:line>
      <draw:line presentation:style-name="Mpr3" draw:text-style-name="MP3" draw:layer="backgroundobjects" svg:x1="1.27cm" svg:y1="4.445cm" svg:x2="27.94cm" svg:y2="4.445cm">
        <text:p/>
      </draw:line>
      <draw:rect presentation:style-name="Mpr4" draw:text-style-name="MP3" draw:layer="backgroundobjects" svg:width="0.635cm" svg:height="0.635cm" svg:x="0.635cm" svg:y="4.445cm">
        <text:p/>
      </draw:rect>
      <presentation:notes style:page-layout-name="PM2">
        <draw:page-thumbnail presentation:style-name="master-title" draw:layer="backgroundobjects" svg:width="14.848cm" svg:height="11.135cm" svg:x="3.07cm" svg:y="2.257cm" presentation:class="page"/>
        <draw:frame presentation:style-name="master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Manuel Blechschmidt</meta:initial-creator>
    <meta:creation-date>2006-07-29T15:29:48</meta:creation-date>
    <dc:creator>Manuel Blechschmidt</dc:creator>
    <dc:date>2014-03-03T07:51:21.210710000</dc:date>
    <dc:language>de-DE</dc:language>
    <meta:editing-cycles>24</meta:editing-cycles>
    <meta:editing-duration>PT3H5M44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